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f4b" officeooo:paragraph-rsid="00068f4b"/>
    </style:style>
    <style:style style:name="P2" style:family="paragraph" style:parent-style-name="Standard">
      <style:text-properties officeooo:rsid="000809cf" officeooo:paragraph-rsid="000809cf"/>
    </style:style>
    <style:style style:name="P3" style:family="paragraph" style:parent-style-name="Standard">
      <style:text-properties officeooo:rsid="0008903e" officeooo:paragraph-rsid="0008903e"/>
    </style:style>
    <style:style style:name="P4" style:family="paragraph" style:parent-style-name="Standard">
      <style:text-properties officeooo:rsid="0008903e" officeooo:paragraph-rsid="000958eb"/>
    </style:style>
    <style:style style:name="P5" style:family="paragraph" style:parent-style-name="Standard">
      <style:text-properties officeooo:rsid="0008903e" officeooo:paragraph-rsid="000958eb"/>
    </style:style>
    <style:style style:name="P6" style:family="paragraph" style:parent-style-name="Standard">
      <style:text-properties officeooo:rsid="00068f4b" officeooo:paragraph-rsid="00068f4b"/>
    </style:style>
    <style:style style:name="P7" style:family="paragraph" style:parent-style-name="Standard">
      <style:text-properties officeooo:rsid="000809cf" officeooo:paragraph-rsid="000809cf"/>
    </style:style>
    <style:style style:name="T1" style:family="text">
      <style:text-properties officeooo:rsid="000809cf"/>
    </style:style>
    <style:style style:name="T2" style:family="text">
      <style:text-properties officeooo:rsid="000bc483"/>
    </style:style>
    <style:style style:name="T3" style:family="text">
      <style:text-properties officeooo:rsid="000c057f"/>
    </style:style>
    <style:style style:name="T4" style:family="text">
      <style:text-properties officeooo:rsid="000cf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kySolve Starup Quick Guide.</text:p>
      <text:p text:style-name="P1"/>
      <text:p text:style-name="P1">The switch at the top has 3 positions. <text:s/>Middle is the same a Home. <text:s/>Left is Field</text:p>
      <text:p text:style-name="P1"/>
      <text:p text:style-name="P1">The RaspberryPi box has a tiny screw driver used to tighten the C-Mount adapter ring once infinity focus has been adjusted. <text:s/>I have already set the ring to about right. <text:s/>In case you need to adjust and then tighten it. <text:s/>That screw is <text:span text:style-name="T2">at the top of the camera lens mount. When looking at the front of the camera it is on the top right hand side of the lens mount</text:span></text:p>
      <text:p text:style-name="P1"/>
      <text:p text:style-name="P1">You may want to add your home wifi network to the PI. <text:s/>There is a script to help you do so. <text:s text:c="2"/>It can be run using VNC to access the RPI GUI. <text:s/>It i<text:span text:style-name="T1">s</text:span> Home/pi/skysolve/Autohotspot/autohotspot-setup.sh <text:s/><text:span text:style-name="T1">Then select 5. <text:s/>You should be able to figure it out from there.</text:span></text:p>
      <text:p text:style-name="P1"/>
      <text:p text:style-name="P2">To begin with apply power and look for wifi RPIHotspot. <text:s/>Password <text:span text:style-name="T2">is </text:span>123456789</text:p>
      <text:p text:style-name="P2"/>
      <text:p text:style-name="P2">Then attach you home machine to th<text:span text:style-name="T2">at </text:span>wifi. <text:s/>Install RealVNC client on your home machine and connect to 192.168.50.5</text:p>
      <text:p text:style-name="P2">That should give you a RPI gui.</text:p>
      <text:p text:style-name="P2"/>
      <text:p text:style-name="P2">If however you want to play with skysove itself. <text:s/>Connect Browser to 192.168.50.5:5000</text:p>
      <text:p text:style-name="P2"/>
      <text:p text:style-name="P2">If you want to see it talk to SkySafari set telescope control in SkySafari to</text:p>
      <text:p text:style-name="P2">Scope Type – StellarCat ServoCat</text:p>
      <text:p text:style-name="P2">Mount Type – Alt-Az. Push-To</text:p>
      <text:p text:style-name="P2"/>
      <text:p text:style-name="P2">Connect via WIFI</text:p>
      <text:p text:style-name="P2">do not select Autop-Detect SkyFi</text:p>
      <text:p text:style-name="P2">ip Address 192.168.50.5</text:p>
      <text:p text:style-name="P2">Port 5005</text:p>
      <text:p text:style-name="P2"/>
      <text:p text:style-name="P2">It should show your where I last solved which I think was <text:span text:style-name="T4">Vega Lyra.</text:span></text:p>
      <text:p text:style-name="P2"/>
      <text:p text:style-name="P2"/>
      <text:p text:style-name="P3">It should power up running the skysafari listening app and the solving app. <text:s/>Of course the solving will fail until under the stars.</text:p>
      <text:p text:style-name="P3"/>
      <text:p text:style-name="P3">To play with the GUI click the align button so it does not try to solve. <text:s/>Then play with the camera if you like. <text:s/>Also click the replay images button to see some images I recorded that you can click on the “solve this” not “solve” button. <text:s/>To see it solve individual images. <text:s/>The “solve” button will cycle it through all the history images solveing each as it goes. <text:s/></text:p>
      <text:p text:style-name="P3"/>
      <text:p text:style-name="P4"/>
      <text:p text:style-name="P1"/>
      <text:p text:style-name="P2">Happy solving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4:59:51.689000000</meta:creation-date>
    <meta:print-date>2022-09-29T16:02:39.505000000</meta:print-date>
    <dc:date>2023-06-30T13:47:31.009000000</dc:date>
    <meta:editing-duration>PT7H32M5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9" meta:word-count="336" meta:character-count="1838" meta:non-whitespace-character-count="1498"/>
  </office:meta>
</office:document-meta>
</file>